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2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ZACARIAS MARTEL, JUDITH ROSAR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126876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SATIP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0257004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ZACARIAS MARTEL, JUDITH ROSAR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26876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9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902 570 04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2/10/2021</text:p>
          </table:table-cell>
          <table:table-cell table:style-name="Tabla2.A3" office:value-type="string">
            <text:p text:style-name="P22">9836875</text:p>
          </table:table-cell>
          <table:table-cell table:style-name="Tabla2.D3" office:value-type="string">
            <text:p text:style-name="P23">2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4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2T20:21:1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